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SFMono-Regular" svg:font-family="SFMono-Regular, Consolas, 'Liberation Mono', Menlo, monospace"/>
    <style:font-face style:name="Tahoma" svg:font-family="Tahoma, sans-serif, Arial, Helvetic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0.481cm" fo:margin-top="0cm" fo:margin-bottom="0cm" table:align="right" style:writing-mode="lr-tb"/>
    </style:style>
    <style:style style:name="Таблица1.A" style:family="table-column">
      <style:table-column-properties style:column-width="4.665cm"/>
    </style:style>
    <style:style style:name="Таблица1.B" style:family="table-column">
      <style:table-column-properties style:column-width="5.816cm"/>
    </style:style>
    <style:style style:name="Таблица1.1" style:family="table-row">
      <style:table-row-properties style:min-row-height="1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" style:family="table">
      <style:table-properties style:width="18.306cm" fo:margin-left="-1.819cm" fo:margin-top="0cm" fo:margin-bottom="0cm" table:align="left" style:writing-mode="lr-tb"/>
    </style:style>
    <style:style style:name="Таблица2.A" style:family="table-column">
      <style:table-column-properties style:column-width="1.7cm"/>
    </style:style>
    <style:style style:name="Таблица2.B" style:family="table-column">
      <style:table-column-properties style:column-width="4.293cm"/>
    </style:style>
    <style:style style:name="Таблица2.C" style:family="table-column">
      <style:table-column-properties style:column-width="8.396cm"/>
    </style:style>
    <style:style style:name="Таблица2.D" style:family="table-column">
      <style:table-column-properties style:column-width="3.916cm"/>
    </style:style>
    <style:style style:name="Таблица2.1" style:family="table-row">
      <style:table-row-properties style:min-row-height="2.223cm" fo:keep-together="auto"/>
    </style:style>
    <style:style style:name="Таблица2.A1" style:family="table-cell">
      <style:table-cell-properties style:vertical-align="middle" fo:background-color="#f3f3f3" fo:padding-left="0.191cm" fo:padding-right="0.191cm" fo:padding-top="0cm" fo:padding-bottom="0cm" fo:border="2.25pt solid #999999">
        <style:background-image/>
      </style:table-cell-properties>
    </style:style>
    <style:style style:name="Таблица2.2" style:family="table-row">
      <style:table-row-properties style:min-row-height="2cm" fo:keep-together="auto"/>
    </style:style>
    <style:style style:name="Таблица2.A2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.B2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.C2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.D2" style:family="table-cell">
      <style:table-cell-properties style:vertical-align="middle" fo:background-color="transparent" fo:padding-left="0.191cm" fo:padding-right="0.191cm" fo:padding-top="0cm" fo:padding-bottom="0cm" fo:border="2.25pt solid #999999">
        <style:background-image/>
      </style:table-cell-properties>
    </style:style>
    <style:style style:name="Таблица2.A3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.B3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.C3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.A4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.B4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.C4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.A5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.B5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.C5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.A6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.B6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2.C6" style:family="table-cell">
      <style:table-cell-properties style:vertical-align="middle" fo:padding-left="0.191cm" fo:padding-right="0.191cm" fo:padding-top="0cm" fo:padding-bottom="0cm" fo:border="2.25pt solid #999999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80%"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030a56"/>
    </style:style>
    <style:style style:name="P5" style:family="paragraph" style:parent-style-name="Standard">
      <style:text-properties style:font-name="Times New Roman" fo:font-size="12pt" fo:language="en" fo:country="US" style:font-size-asian="12pt" style:font-name-complex="Times New Roman1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language="en" fo:country="US" officeooo:rsid="0006ed95" officeooo:paragraph-rsid="0006ed95" style:font-size-asian="12pt" style:font-name-complex="Times New Roman1" style:font-size-complex="12pt"/>
    </style:style>
    <style:style style:name="P8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paragraph-properties fo:text-align="center" style:justify-single-word="false"/>
      <style:text-properties fo:language="en" fo:country="US" fo:font-weight="bold" officeooo:rsid="000a66c3" officeooo:paragraph-rsid="000a66c3" style:font-weight-asian="bold"/>
    </style:style>
    <style:style style:name="P11" style:family="paragraph" style:parent-style-name="Standard">
      <style:paragraph-properties fo:margin-top="0cm" fo:margin-bottom="0.071cm" loext:contextual-spacing="false" fo:text-align="justify" style:justify-single-word="false">
        <style:tab-stops>
          <style:tab-stop style:position="1.674cm"/>
        </style:tab-stops>
      </style:paragraph-properties>
      <style:text-properties style:font-name="Times New Roman" fo:font-size="14pt" fo:language="uk" fo:country="UA" style:font-name-asian="Times New Roman1" style:font-size-asian="14pt" style:language-asian="uk" style:country-asian="UA" style:font-name-complex="Times New Roman1" style:font-size-complex="14pt"/>
    </style:style>
    <style:style style:name="P12" style:family="paragraph" style:parent-style-name="Standard">
      <style:paragraph-properties fo:margin-left="0.635cm" fo:margin-right="0cm" fo:margin-top="0cm" fo:margin-bottom="0.071cm" loext:contextual-spacing="false" fo:text-align="center" style:justify-single-word="false" fo:text-indent="0cm" style:auto-text-indent="false">
        <style:tab-stops>
          <style:tab-stop style:position="1.674cm"/>
        </style:tab-stops>
      </style:paragraph-properties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cm" fo:margin-right="-0.377cm" fo:text-indent="0cm" style:auto-text-indent="false"/>
    </style:style>
    <style:style style:name="P14" style:family="paragraph" style:parent-style-name="Standard">
      <style:paragraph-properties fo:margin-left="0cm" fo:margin-right="-0.377cm" fo:text-indent="0cm" style:auto-text-indent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15" style:family="paragraph" style:parent-style-name="Standard">
      <style:paragraph-properties fo:margin-left="0cm" fo:margin-right="-0.377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16" style:family="paragraph" style:parent-style-name="Standard">
      <style:paragraph-properties fo:margin-left="0.183cm" fo:margin-right="0cm" fo:text-indent="0cm" style:auto-text-indent="false"/>
      <style:text-properties officeooo:rsid="00030a56" officeooo:paragraph-rsid="00030a56"/>
    </style:style>
    <style:style style:name="P17" style:family="paragraph" style:parent-style-name="Standard">
      <style:paragraph-properties fo:margin-left="0.183cm" fo:margin-right="0cm" fo:text-indent="0cm" style:auto-text-indent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18" style:family="paragraph" style:parent-style-name="Standard">
      <style:paragraph-properties fo:margin-left="0.183cm" fo:margin-right="0cm" fo:text-indent="0cm" style:auto-text-indent="false"/>
      <style:text-properties style:font-name="Times New Roman" fo:font-size="12pt" officeooo:rsid="00030a56" officeooo:paragraph-rsid="00030a56" style:font-size-asian="12pt" style:font-name-complex="Times New Roman1" style:font-size-complex="12pt"/>
    </style:style>
    <style:style style:name="P19" style:family="paragraph" style:parent-style-name="Standard">
      <style:paragraph-properties fo:margin-left="0.183cm" fo:margin-right="-0.385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20" style:family="paragraph" style:parent-style-name="Standard">
      <style:paragraph-properties fo:margin-left="-0.101cm" fo:margin-right="-0.101cm" fo:text-align="center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21" style:family="paragraph" style:parent-style-name="Standard" style:master-page-name="Standard">
      <style:paragraph-properties fo:margin-top="0cm" fo:margin-bottom="0.071cm" loext:contextual-spacing="false" style:page-number="auto">
        <style:tab-stops>
          <style:tab-stop style:position="1.674cm"/>
        </style:tab-stops>
      </style:paragraph-properties>
      <style:text-properties style:font-name="Times New Roman" fo:font-size="14pt" fo:language="en" fo:country="US" style:font-name-asian="Times New Roman1" style:font-size-asian="14pt" style:language-asian="uk" style:country-asian="UA" style:font-name-complex="Times New Roman1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fo:language="en" fo:country="US" officeooo:rsid="0006ed95" officeooo:paragraph-rsid="0006ed95" style:font-size-asian="12pt" style:font-name-complex="Times New Roman1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style:font-name="Tahoma" fo:font-size="9.75pt" fo:letter-spacing="normal" fo:font-style="normal" fo:font-weight="normal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style:font-name="Tahoma" fo:font-size="9.75pt" fo:letter-spacing="normal" fo:font-style="normal" fo:font-weight="normal" officeooo:paragraph-rsid="000cf481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uk" fo:country="UA" fo:font-style="normal" fo:font-weight="normal" style:font-size-asian="12pt" style:font-name-complex="Times New Roman1" style:font-size-complex="12pt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paragraph-rsid="000cf1f1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paragraph-rsid="000cf481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2pt" officeooo:paragraph-rsid="000cf1f1" style:font-size-asian="12pt" style:font-name-complex="Times New Roman1" style:font-size-complex="12pt"/>
    </style:style>
    <style:style style:name="T1" style:family="text">
      <style:text-properties style:font-name="Times New Roman" fo:font-size="14pt" fo:language="uk" fo:country="UA" style:font-name-asian="Times New Roman1" style:font-size-asian="14pt" style:language-asian="uk" style:country-asian="UA" style:font-name-complex="Times New Roman1" style:font-size-complex="14pt"/>
    </style:style>
    <style:style style:name="T2" style:family="text">
      <style:text-properties style:font-name="Times New Roman" fo:font-size="14pt" fo:language="en" fo:country="US" style:font-name-asian="Times New Roman1" style:font-size-asian="14pt" style:language-asian="uk" style:country-asian="UA" style:font-name-complex="Times New Roman1" style:font-size-complex="14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030a56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06ed95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0a66c3" style:font-size-asian="12pt" style:font-name-complex="Times New Roman1" style:font-size-complex="12pt"/>
    </style:style>
    <style:style style:name="T7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8" style:family="text">
      <style:text-properties style:font-name="Times New Roman" fo:font-size="12pt" fo:language="en" fo:country="US" officeooo:rsid="00059a92" style:font-size-asian="12pt" style:font-name-complex="Times New Roman1" style:font-size-complex="12pt"/>
    </style:style>
    <style:style style:name="T9" style:family="text">
      <style:text-properties style:font-name="Times New Roman" fo:font-size="12pt" fo:language="en" fo:country="US" officeooo:rsid="0006ed95" style:font-size-asian="12pt" style:font-name-complex="Times New Roman1" style:font-size-complex="12pt"/>
    </style:style>
    <style:style style:name="T10" style:family="text">
      <style:text-properties style:font-name="Times New Roman" fo:font-size="12pt" fo:language="en" fo:country="US" officeooo:rsid="00089e24" style:font-size-asian="12pt" style:font-name-complex="Times New Roman1" style:font-size-complex="12pt"/>
    </style:style>
    <style:style style:name="T11" style:family="text">
      <style:text-properties style:font-name="Times New Roman" fo:font-size="12pt" fo:language="en" fo:country="US" officeooo:rsid="000cf1f1" style:font-size-asian="12pt" style:font-name-complex="Times New Roman1" style:font-size-complex="12pt"/>
    </style:style>
    <style:style style:name="T12" style:family="text">
      <style:text-properties style:font-name="Times New Roman" fo:font-size="12pt" fo:language="en" fo:country="US" officeooo:rsid="000cf481" style:font-size-asian="12pt" style:font-name-complex="Times New Roman1" style:font-size-complex="12pt"/>
    </style:style>
    <style:style style:name="T13" style:family="text">
      <style:text-properties style:font-name="Times New Roman" fo:font-size="12pt" fo:language="en" fo:country="US" officeooo:rsid="00089e24" style:font-name-complex="Times New Roman1"/>
    </style:style>
    <style:style style:name="T14" style:family="text">
      <style:text-properties style:font-name="Times New Roman" fo:font-size="12pt" fo:language="en" fo:country="US" officeooo:rsid="000cf481" style:font-name-complex="Times New Roman1"/>
    </style:style>
    <style:style style:name="T15" style:family="text">
      <style:text-properties style:font-name="Times New Roman" fo:font-size="12pt" fo:language="uk" fo:country="UA" style:font-size-asian="12pt" style:font-name-complex="Times New Roman1" style:font-size-complex="12pt"/>
    </style:style>
    <style:style style:name="T16" style:family="text">
      <style:text-properties style:font-name="Times New Roman" fo:font-size="12pt" fo:language="uk" fo:country="UA" officeooo:rsid="0006ed95" style:font-size-asian="12pt" style:font-name-complex="Times New Roman1" style:font-size-complex="12pt"/>
    </style:style>
    <style:style style:name="T17" style:family="text">
      <style:text-properties style:font-name="Times New Roman" fo:font-size="12pt" fo:language="uk" fo:country="UA" officeooo:rsid="000cf1f1" style:font-size-asian="12pt" style:font-name-complex="Times New Roman1" style:font-size-complex="12pt"/>
    </style:style>
    <style:style style:name="T18" style:family="text">
      <style:text-properties style:font-name="Times New Roman" fo:font-size="12pt" fo:language="uk" fo:country="UA" officeooo:rsid="000cf481" style:font-size-asian="12pt" style:font-name-complex="Times New Roman1" style:font-size-complex="12pt"/>
    </style:style>
    <style:style style:name="T19" style:family="text">
      <style:text-properties style:font-name="Times New Roman" fo:language="en" fo:country="US" officeooo:rsid="00089e24" style:font-name-complex="Times New Roman1"/>
    </style:style>
    <style:style style:name="T20" style:family="text">
      <style:text-properties style:font-name="Times New Roman" fo:language="en" fo:country="US" officeooo:rsid="000cf481" style:font-name-complex="Times New Roman1"/>
    </style:style>
    <style:style style:name="T21" style:family="text">
      <style:text-properties officeooo:rsid="00089e24"/>
    </style:style>
    <style:style style:name="T22" style:family="text">
      <style:text-properties fo:font-variant="normal" fo:text-transform="none" fo:color="#000000" fo:letter-spacing="normal" fo:font-style="normal" fo:font-weight="normal"/>
    </style:style>
    <style:style style:name="T23" style:family="text">
      <style:text-properties fo:font-variant="normal" fo:text-transform="none" fo:color="#000000" style:font-name="Times New Roman" fo:letter-spacing="normal" fo:font-style="normal" fo:font-weight="normal" officeooo:rsid="00089e24"/>
    </style:style>
    <style:style style:name="T24" style:family="text">
      <style:text-properties officeooo:rsid="000cf1f1"/>
    </style:style>
    <style:style style:name="T25" style:family="text">
      <style:text-properties fo:language="en" fo:country="US" officeooo:rsid="00089e24" style:font-name-complex="Times New Roman1"/>
    </style:style>
    <style:style style:name="T26" style:family="text">
      <style:text-properties fo:language="en" fo:country="US" officeooo:rsid="000cf481" style:font-name-complex="Times New Roman1"/>
    </style:style>
    <style:style style:name="T27" style:family="text">
      <style:text-properties officeooo:rsid="000cf481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ragraph" draw:opacity="0%" fo:padding="0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12"><text:span text:style-name="T1">Теst-Suite до задачі </text:span><text:span text:style-name="T2">8.2</text:span></text:p>
      <text:p text:style-name="P11"><draw:frame draw:style-name="fr1" draw:name="Врезка1" text:anchor-type="paragraph" svg:x="-1.829cm" svg:y="0.319cm" svg:width="10.481cm" draw:z-index="0"><draw:text-box fo:min-height="0.041cm"><table:table table:name="Таблица1" table:style-name="Таблица1"><table:table-column table:style-name="Таблица1.A"/><table:table-column table:style-name="Таблица1.B"/><table:table-row table:style-name="Таблица1.1"><table:table-cell table:style-name="Таблица1.A1" office:value-type="string"><text:p text:style-name="P13"><text:span text:style-name="T3">Назва</text:span><text:span text:style-name="T7"> </text:span><text:span text:style-name="T3">тестового</text:span><text:span text:style-name="T7"> </text:span><text:span text:style-name="T3">на</text:span><text:span text:style-name="T15">ц</text:span><text:span text:style-name="T3">бору</text:span></text:p><text:p text:style-name="P14">Test Suite Description</text:p></table:table-cell><table:table-cell table:style-name="Таблица1.A1" office:value-type="string"><text:p text:style-name="P17">TS8.2_LAB8</text:p></table:table-cell></table:table-row><table:table-row table:style-name="Таблица1.1"><table:table-cell table:style-name="Таблица1.A1" office:value-type="string"><text:p text:style-name="P13"><text:span text:style-name="T3">Назва</text:span><text:span text:style-name="T7"> </text:span><text:span text:style-name="T3">проекта</text:span><text:span text:style-name="T7"> / </text:span><text:span text:style-name="T3">ПЗ</text:span></text:p><text:p text:style-name="P14">Name of Project / Software</text:p></table:table-cell><table:table-cell table:style-name="Таблица1.A1" office:value-type="string"><text:p text:style-name="P17"><text:span text:style-name="T21">Krivokhizha</text:span>_task.exe</text:p></table:table-cell></table:table-row><table:table-row table:style-name="Таблица1.1"><table:table-cell table:style-name="Таблица1.A1" office:value-type="string"><text:p text:style-name="P13"><text:span text:style-name="T3">Рівень</text:span><text:span text:style-name="T7"> </text:span><text:span text:style-name="T3">тестування</text:span></text:p><text:p text:style-name="P14">Level of Testing</text:p></table:table-cell><table:table-cell table:style-name="Таблица1.A1" office:value-type="string"><text:p text:style-name="P19">системний <text:s/>/ <text:s/>System Testing</text:p></table:table-cell></table:table-row><table:table-row table:style-name="Таблица1.1"><table:table-cell table:style-name="Таблица1.A1" office:value-type="string"><text:p text:style-name="P13"><text:span text:style-name="T3">Автор</text:span><text:span text:style-name="T7"> </text:span><text:span text:style-name="T3">тест</text:span><text:span text:style-name="T7">-</text:span><text:span text:style-name="T3">сьюта</text:span><text:span text:style-name="T7"> </text:span></text:p><text:p text:style-name="P14">Test Suite Author</text:p></table:table-cell><table:table-cell table:style-name="Таблица1.A1" office:value-type="string"><text:p text:style-name="P18">Кривохижа В.Ю</text:p></table:table-cell></table:table-row><table:table-row table:style-name="Таблица1.1"><table:table-cell table:style-name="Таблица1.A1" office:value-type="string"><text:p text:style-name="P15">Виконавець </text:p><text:p text:style-name="P15">Implementer</text:p></table:table-cell><table:table-cell table:style-name="Таблица1.A1" office:value-type="string"><text:p text:style-name="P16">Кривохижа В.Ю</text:p></table:table-cell></table:table-row></table:table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<text:line-break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2"><text:span text:style-name="T3">Ід</text:span><text:span text:style-name="T7">-</text:span><text:span text:style-name="T3">р</text:span><text:span text:style-name="T7"> </text:span><text:span text:style-name="T3">тест</text:span><text:span text:style-name="T7">-</text:span><text:span text:style-name="T3">кейса</text:span><text:span text:style-name="T7"> / Test Case ID</text:span></text:p>
          </table:table-cell>
          <table:table-cell table:style-name="Таблица2.A1" office:value-type="string">
            <text:p text:style-name="P1"><text:span text:style-name="T3">Дії</text:span><text:span text:style-name="T7"> (</text:span><text:span text:style-name="T3">кроки</text:span><text:span text:style-name="T7">) / </text:span></text:p>
            <text:p text:style-name="P6">Action (Test Steps)</text:p>
          </table:table-cell>
          <table:table-cell table:style-name="Таблица2.A1" office:value-type="string">
            <text:p text:style-name="P9">Очікуваний </text:p>
            <text:p text:style-name="P9">результат / </text:p>
            <text:p text:style-name="P9">Expected Result</text:p>
          </table:table-cell>
          <table:table-cell table:style-name="Таблица2.A1" office:value-type="string">
            <text:p text:style-name="P20">Результат тестування / </text:p>
            <text:p text:style-name="P20">Test Result</text:p>
          </table:table-cell>
        </table:table-row>
        <table:table-row table:style-name="Таблица2.2">
          <table:table-cell table:style-name="Таблица2.A2" office:value-type="string">
            <text:p text:style-name="P8">TC_01</text:p>
          </table:table-cell>
          <table:table-cell table:style-name="Таблица2.B2" office:value-type="string">
            <text:p text:style-name="P3"><text:span text:style-name="T3">1.Запустити застосунок </text:span><text:span text:style-name="T4">Krivokhizha</text:span><text:span text:style-name="T15">_task.exe</text:span></text:p>
          </table:table-cell>
          <table:table-cell table:style-name="Таблица2.C2" office:value-type="string">
            <text:p text:style-name="P22">Мова інтерфейсу у програмі повинна бути українська.</text:p>
          </table:table-cell>
          <table:table-cell table:style-name="Таблица2.D2" office:value-type="string">
            <text:p text:style-name="P10">PASSED</text:p>
          </table:table-cell>
        </table:table-row>
        <table:table-row table:style-name="Таблица2.2">
          <table:table-cell table:style-name="Таблица2.A3" office:value-type="string">
            <text:p text:style-name="P5">TC_02</text:p>
          </table:table-cell>
          <table:table-cell table:style-name="Таблица2.B3" office:value-type="string">
            <text:p text:style-name="P4"><text:span text:style-name="T3">1.Запустити застосунок </text:span><text:span text:style-name="T4">Krivokhizha</text:span><text:span text:style-name="T15">_task.exe</text:span></text:p>
          </table:table-cell>
          <table:table-cell table:style-name="Таблица2.C3" office:value-type="string">
            <text:p text:style-name="P30"><text:span text:style-name="T22">Krivokhizha Vitalii. CNTU 2021. ©</text:span></text:p>
          </table:table-cell>
          <table:table-cell table:style-name="Таблица2.D2" office:value-type="string">
            <text:p text:style-name="P10">PASSED</text:p>
          </table:table-cell>
        </table:table-row>
        <table:table-row table:style-name="Таблица2.2">
          <table:table-cell table:style-name="Таблица2.A4" office:value-type="string">
            <text:p text:style-name="Standard"><text:span text:style-name="T7">TC_0</text:span><text:span text:style-name="T15">3</text:span></text:p>
          </table:table-cell>
          <table:table-cell table:style-name="Таблица2.B4" office:value-type="string">
            <text:p text:style-name="P4"><text:span text:style-name="T3">1.Запустити застосунок </text:span><text:span text:style-name="T4">Krivokhizha</text:span><text:span text:style-name="T15">_task.exe </text:span></text:p>
            <text:p text:style-name="P3"><text:span text:style-name="T15">2. Увести </text:span><text:span text:style-name="T7">A</text:span></text:p>
            <text:p text:style-name="P3"><text:span text:style-name="T3">3. Увести </text:span><text:span text:style-name="T8">D</text:span></text:p>
          </table:table-cell>
          <table:table-cell table:style-name="Таблица2.C4" office:value-type="string">
            <text:p text:style-name="P26">a + 1 &lt;= b: true</text:p>
          </table:table-cell>
          <table:table-cell table:style-name="Таблица2.D2" office:value-type="string">
            <text:p text:style-name="P10">PASSED</text:p>
          </table:table-cell>
        </table:table-row>
        <table:table-row table:style-name="Таблица2.2">
          <table:table-cell table:style-name="Таблица2.A5" office:value-type="string">
            <text:p text:style-name="Standard"><text:span text:style-name="T7">TC</text:span><text:span text:style-name="T3">_0</text:span><text:span text:style-name="T15">4</text:span></text:p>
          </table:table-cell>
          <table:table-cell table:style-name="Таблица2.B5" office:value-type="string">
            <text:p text:style-name="P4"><text:span text:style-name="T3">1.Запустити застосунок </text:span><text:soft-page-break/><text:span text:style-name="T4">Krivokhizha</text:span><text:span text:style-name="T15">_task.exe </text:span></text:p>
            <text:p text:style-name="P3"><text:span text:style-name="T15">2. Увести </text:span><text:span text:style-name="T9">f</text:span></text:p>
            <text:p text:style-name="P3"><text:span text:style-name="T3">3. Увести </text:span><text:span text:style-name="T9">j</text:span></text:p>
            <text:p text:style-name="P3"><text:span text:style-name="T15">4. Увести </text:span><text:span text:style-name="T7">1</text:span><text:span text:style-name="T11">1</text:span></text:p>
            <text:p text:style-name="P3"><text:span text:style-name="T15">5. Увести </text:span><text:span text:style-name="T17">1</text:span><text:span text:style-name="T9">2</text:span></text:p>
            <text:p text:style-name="P7">6. Увести <text:span text:style-name="T24">22</text:span></text:p>
          </table:table-cell>
          <table:table-cell table:style-name="Таблица2.C5" office:value-type="string">
            <text:p text:style-name="P24"><text:span text:style-name="T10">a + 1 &lt;= b: true</text:span></text:p>
            <text:p text:style-name="P28"><text:soft-page-break/><text:span text:style-name="T25">X у десятковiй системi числення - 11<text:line-break/>X у шiстнадцятковiй системi числення – b</text:span></text:p>
            <text:p text:style-name="P28"><text:span text:style-name="T25"><text:line-break/>Y у десятковiй системi числення - 12<text:line-break/>Y у шiстнадцятковiй системi числення – c</text:span></text:p>
            <text:p text:style-name="P28"><text:span text:style-name="T25"><text:line-break/>Z у десятковiй системi числення - 22<text:line-break/>Z у шiстнадцятковiй системi числення – 16</text:span></text:p>
            <text:p text:style-name="P28"><text:span text:style-name="T25"><text:line-break/>S = -334.63</text:span></text:p>
          </table:table-cell>
          <table:table-cell table:style-name="Таблица2.D2" office:value-type="string">
            <text:p text:style-name="P10">PASSED</text:p>
          </table:table-cell>
        </table:table-row>
        <table:table-row table:style-name="Таблица2.2">
          <table:table-cell table:style-name="Таблица2.A6" office:value-type="string">
            <text:p text:style-name="Standard"><text:span text:style-name="T7">TC</text:span><text:span text:style-name="T3">_0</text:span><text:span text:style-name="T15">5</text:span></text:p>
          </table:table-cell>
          <table:table-cell table:style-name="Таблица2.B6" office:value-type="string">
            <text:p text:style-name="P4"><text:span text:style-name="T3">1.Запустити застосунок </text:span><text:span text:style-name="T4">Krivokhizha</text:span><text:span text:style-name="T15">_task.exe </text:span></text:p>
            <text:p text:style-name="P3"><text:span text:style-name="T15">2. Увести </text:span><text:span text:style-name="T9">z</text:span></text:p>
            <text:p text:style-name="P3"><text:span text:style-name="T3">3. Увести </text:span><text:span text:style-name="T9">a</text:span></text:p>
            <text:p text:style-name="P3"><text:span text:style-name="T15">4. Увести </text:span><text:span text:style-name="T18">20</text:span></text:p>
            <text:p text:style-name="P3"><text:span text:style-name="T15">5. Увести </text:span><text:span text:style-name="T12">13</text:span></text:p>
            <text:p text:style-name="P7">6. Увести <text:span text:style-name="T27">2</text:span>1</text:p>
          </table:table-cell>
          <table:table-cell table:style-name="Таблица2.C6" office:value-type="string">
            <text:p text:style-name="P25"><text:span text:style-name="T13">a + 1 &lt;= b: </text:span><text:span text:style-name="T14">false</text:span></text:p>
            <text:p text:style-name="P29"><text:span text:style-name="T25">X у десятковiй системi числення - </text:span><text:span text:style-name="T26">20</text:span><text:span text:style-name="T25"><text:line-break/>X у шiстнадцятковiй системi числення – </text:span><text:span text:style-name="T26">14</text:span></text:p>
            <text:p text:style-name="P29"><text:span text:style-name="T25"><text:line-break/>Y у десятковiй системi числення - 1</text:span><text:span text:style-name="T26">3</text:span><text:span text:style-name="T25"><text:line-break/>Y у шiстнадцятковiй системi числення – </text:span><text:span text:style-name="T26">d</text:span></text:p>
            <text:p text:style-name="P29"><text:span text:style-name="T25"><text:line-break/>Z у десятковiй системi числення - 2</text:span><text:span text:style-name="T26">1</text:span><text:span text:style-name="T25"><text:line-break/>Z у шiстнадцятковiй системi числення – 1</text:span><text:span text:style-name="T26">5</text:span></text:p>
            <text:p text:style-name="P27"><text:span text:style-name="T19"><text:line-break/>S = -</text:span><text:span text:style-name="T20">1588.34</text:span></text:p>
          </table:table-cell>
          <table:table-cell table:style-name="Таблица2.D2" office:value-type="string">
            <text:p text:style-name="P10">PASS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SFMono-Regular" svg:font-family="SFMono-Regular, Consolas, 'Liberation Mono', Menlo, monospace"/>
    <style:font-face style:name="Tahoma" svg:font-family="Tahoma, sans-serif, Arial, Helvetic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er-Max</meta:initial-creator>
    <meta:editing-cycles>10</meta:editing-cycles>
    <meta:creation-date>2021-03-24T11:27:00</meta:creation-date>
    <dc:date>2021-04-07T19:44:19.532250143</dc:date>
    <meta:editing-duration>PT2H20M5S</meta:editing-duration>
    <meta:generator>LibreOffice/6.4.6.2$Linux_X86_64 LibreOffice_project/40$Build-2</meta:generator>
    <meta:document-statistic meta:table-count="2" meta:image-count="0" meta:object-count="0" meta:page-count="2" meta:paragraph-count="65" meta:word-count="238" meta:character-count="1460" meta:non-whitespace-character-count="126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